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face style:name="Arial" svg:font-family="Arial" style:font-family-generic="swiss"/>
    <style:font-face style:name="Times New Roman1"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1" fo:font-size="11pt" style:font-size-asian="11pt" style:font-size-complex="11pt"/>
    </style:style>
    <style:style style:name="P2" style:family="paragraph" style:parent-style-name="Standard">
      <style:paragraph-properties fo:text-align="start" style:justify-single-word="false"/>
      <style:text-properties style:font-name="Times New Roman1" fo:font-size="11pt" fo:language="de" fo:country="DE" style:font-size-asian="11pt" style:font-size-complex="11pt"/>
    </style:style>
    <style:style style:name="P3" style:family="paragraph" style:parent-style-name="Standard">
      <style:paragraph-properties fo:text-align="center" style:justify-single-word="false" fo:padding="0.049cm" fo:border-left="none" fo:border-right="none" fo:border-top="none" fo:border-bottom="0.002cm solid #000000" style:shadow="none"/>
      <style:text-properties style:font-name="Times New Roman1" fo:font-size="11pt" style:font-size-asian="11pt" style:font-size-complex="11pt"/>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result_box1"/><text:span text:style-name="T1">Situational Tipps zur Vorbeugung</text:span> </text:p>
      <text:p text:style-name="P1"/>
      <text:p text:style-name="P2"><text:bookmark text:name="result_box"/>1-Tipps<text:line-break/><text:line-break/>- Nicht mit den Werten des Geschäfts reisen;<text:line-break/>- Ihre Wertsachen in einer kleinen Tasche halten, die Sie unbedingt überall folgen werden;<text:line-break/>Halten Sie Ihren Reisepass, Kreditkarte und Geld in ein Riemenabdeckung Noten um die Taille -;<text:line-break/>- Ihre Online-Bank für einige Tasche in bar verwenden;<text:line-break/>- Bewahren Sie Kopien Ihres Passes und Ihre Tickets werden auch auf Ihre Mailbox oder besser sein, einen digitalen Safe;<text:line-break/><text:line-break/>2-Im Verkehr (Bahn, U-Bahn, Bus ...)<text:line-break/><text:line-break/>- Lassen Sie Ihr Gepäck niemals unbeaufsichtigt<text:line-break/>- Lassen Sie nichts wertvoll in Ihrem Hauptgepäck<text:line-break/>- Kaufen Sie niemals Tickets für scalpers wer sie mehr zahlen zu lassen (bis zu 10-mal ihren Preis). Verwenden Sie Geldautomaten und Fahrkartenautomaten in den Bahnhöfen und U-Bahn-Stationen.<text:line-break/><text:line-break/>3-A Hotel<text:line-break/><text:line-break/>Verwenden Sie den Safe auf Ihrem Zimmer oder Rezeption, um Ihr Geld zu setzen, Ihren Schmuck, Reisepass oder ID -<text:line-break/><text:line-break/>4-An öffentlichen Orten (Restaurants, Cafés, ...)<text:line-break/><text:line-break/>- Anstatt einen Rucksack, oder lieber ein fanny eine kleine Tasche über der Schulter getragen packen;<text:line-break/>Nehmen Sie die möglichst wenig Bargeld mit -;<text:line-break/>- Stellen Sie Ihre Brieftasche nicht in den Gesäßtaschen Ihrer Kleidung;<text:line-break/>- Wenn ein Angreifer versucht, die Tasche zu entreißen, nicht widerstehen, Sie verletzt werden könnten;<text:line-break/>Seien Sie vorsichtig bei Personen, die versuchen, Ihre Aufmerksamkeit abzulenken Ihre persönlichen Effekte zu stehlen, einschließlich der Café-Terrasse bei Cashback-Händler oder bei der Unterzeichnung Petitionen -. - - Fassen Sie öffentliche Geldbündel und ändern sich nicht Ihre Währung in Wechselstuben und nicht mit Fremden auf der Straße;<text:line-break/>- An der ATM, blenden Sie die Tastatur, bevor Sie Ihren Code wählen, erhalten von den Menschen nicht abgelenkt Sie ein Opfer von Diebstahl sein könnte;<text:line-break/>- Bezahlen Sie Ihre Einkäufe mit kleinen Scheinen, Kreditkarte oder Scheck (natürlich nur, wenn sie in Frankreich gelöscht werden);<text:line-break/>- Nicht protzig wertvollen Schmuck zu tragen;<text:line-break/>- Lassen Sie Ihre Zahlungsmittel in Garderoben oder in den Mantel auf einem Stuhl (im Restaurant oder in Cafés zum Beispiel) könnte ein Taschendieb hinter Ihnen sitzen und zu stehlen Ihre Sachen;<text:line-break/>- Stecken Sie niemals Ihre Tasche zu Füßen;<text:line-break/>- Lassen Sie keine Ihr Handy oder Ihren Geldbeutel auf dem Couchtisch oder im Restaurant;<text:line-break/>- Bewahren Sie das Telefon nicht in einer Außentasche Ihrer Tasche oder Kleidung, eignen sie nicht an einen Fremden.<text:line-break/><text:line-break/>5-Parkplatz ein Auto auf einem Parkplatz<text:line-break/><text:line-break/>- Lock-Türen und Kofferraum und achten Sie darauf, die Fenster Ihres Fahrzeugs zu schließen;<text:line-break/>- Lassen Sie keine Wertsachen in Evidenz (Handy, Kamera, Kleidung, Tasche, etc.).<text:line-break/><text:line-break/>6-Sie sind ein Opfer eines Diebstahls<text:line-break/><text:line-break/>-Take Kontakt Ihre Botschaft (führen Liste und Adressen von Botschaften und Konsulaten mit Geolokalisierung)<text:line-break/>-Eine Beschwerde bei der Polizei oder der nächsten Polizeistation (die Liste der Polizeistationen und Gendarmeriebrigaden mit Geolokalisierung integrier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Times New Roman" svg:font-family="'Times New Roman'" style:font-family-generic="roman"/>
    <style:font-face style:name="Arial" svg:font-family="Arial" style:font-family-generic="swiss"/>
    <style:font-face style:name="Times New Roman1"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 fo:font-size="10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Arial" fo:font-size="10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0pt" style:font-size-asian="12pt" style:font-name-complex="Lohit Hindi1"/>
    </style:style>
    <style:style style:name="Heading_20_2" style:display-name="Heading 2"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4:14:27.717046777</meta:creation-date>
    <dc:date>2016-04-26T00:47:01.50</dc:date>
    <meta:editing-duration>PT44M5S</meta:editing-duration>
    <meta:editing-cycles>9</meta:editing-cycles>
    <meta:generator>OpenOffice/4.0.1$Win32 OpenOffice.org_project/401m5$Build-9714</meta:generator>
    <meta:document-statistic meta:table-count="0" meta:image-count="0" meta:object-count="0" meta:page-count="1" meta:paragraph-count="2" meta:word-count="441" meta:character-count="2924"/>
  </office:meta>
</office:document-meta>
</file>